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8afae" officeooo:paragraph-rsid="0008afae"/>
    </style:style>
    <style:style style:name="P2" style:family="paragraph" style:parent-style-name="Table_20_Contents">
      <style:text-properties officeooo:rsid="000a08fd" officeooo:paragraph-rsid="000a08fd"/>
    </style:style>
    <style:style style:name="P3" style:family="paragraph" style:parent-style-name="Text_20_body">
      <style:text-properties officeooo:rsid="000a08fd" officeooo:paragraph-rsid="000a08fd"/>
    </style:style>
    <style:style style:name="P4" style:family="paragraph" style:parent-style-name="Text_20_body">
      <style:text-properties officeooo:rsid="000ecf15" officeooo:paragraph-rsid="000ecf15"/>
    </style:style>
    <style:style style:name="P5" style:family="paragraph" style:parent-style-name="Table_20_Contents">
      <style:text-properties officeooo:rsid="000d3d21" officeooo:paragraph-rsid="000d3d21"/>
    </style:style>
    <style:style style:name="P6" style:family="paragraph" style:parent-style-name="Text_20_body">
      <style:text-properties officeooo:rsid="000d3d21" officeooo:paragraph-rsid="000d3d21"/>
    </style:style>
    <style:style style:name="P7" style:family="paragraph" style:parent-style-name="Text_20_body">
      <style:text-properties officeooo:rsid="000d3d21" officeooo:paragraph-rsid="000ecf15"/>
    </style:style>
    <style:style style:name="P8" style:family="paragraph" style:parent-style-name="Text_20_body">
      <style:text-properties officeooo:rsid="000ab43e" officeooo:paragraph-rsid="000ab43e"/>
    </style:style>
    <style:style style:name="P9" style:family="paragraph" style:parent-style-name="Standard">
      <style:text-properties fo:font-style="italic" officeooo:rsid="000293d0" officeooo:paragraph-rsid="000293d0" style:font-style-asian="italic" style:font-style-complex="italic"/>
    </style:style>
    <style:style style:name="P10" style:family="paragraph" style:parent-style-name="Standard">
      <style:paragraph-properties fo:margin-left="0.4925in" fo:margin-right="0in" fo:text-indent="0in" style:auto-text-indent="false"/>
      <style:text-properties fo:font-style="italic" officeooo:rsid="000293d0" officeooo:paragraph-rsid="000293d0" style:font-style-asian="italic" style:font-style-complex="italic"/>
    </style:style>
    <style:style style:name="P11" style:family="paragraph" style:parent-style-name="Standard">
      <style:paragraph-properties fo:margin-left="0in" fo:margin-right="0in" fo:text-indent="0in" style:auto-text-indent="false"/>
      <style:text-properties fo:font-style="italic" officeooo:rsid="000293d0" officeooo:paragraph-rsid="000293d0" style:font-style-asian="italic" style:font-style-complex="italic"/>
    </style:style>
    <style:style style:name="P12" style:family="paragraph" style:parent-style-name="Standard">
      <style:paragraph-properties fo:margin-left="0in" fo:margin-right="0in" fo:text-indent="0in" style:auto-text-indent="false"/>
      <style:text-properties fo:font-style="italic" officeooo:rsid="000293d0" officeooo:paragraph-rsid="0005e6d8" style:font-style-asian="italic" style:font-style-complex="italic"/>
    </style:style>
    <style:style style:name="P13" style:family="paragraph" style:parent-style-name="Standard">
      <style:paragraph-properties fo:margin-left="0in" fo:margin-right="0in" fo:text-indent="0in" style:auto-text-indent="false"/>
      <style:text-properties fo:font-style="italic" officeooo:rsid="00079592" officeooo:paragraph-rsid="00079592" style:font-style-asian="italic" style:font-style-complex="italic"/>
    </style:style>
    <style:style style:name="P14" style:family="paragraph" style:parent-style-name="Table_20_Contents">
      <style:text-properties fo:font-style="italic" officeooo:rsid="000fc9a0" officeooo:paragraph-rsid="000fc9a0" style:font-style-asian="italic" style:font-style-complex="italic"/>
    </style:style>
    <style:style style:name="P15" style:family="paragraph" style:parent-style-name="Table_20_Contents">
      <style:text-properties fo:font-style="italic" fo:font-weight="bold" officeooo:rsid="000d3d21" officeooo:paragraph-rsid="000d3d21" style:font-style-asian="italic" style:font-weight-asian="bold" style:font-style-complex="italic" style:font-weight-complex="bold"/>
    </style:style>
    <style:style style:name="P16" style:family="paragraph" style:parent-style-name="Standard">
      <style:paragraph-properties fo:margin-left="0.4925in" fo:margin-right="0in" fo:text-indent="0in" style:auto-text-indent="false"/>
      <style:text-properties fo:font-style="normal" fo:font-weight="normal" officeooo:rsid="00079592" officeooo:paragraph-rsid="00079592" style:font-style-asian="normal" style:font-weight-asian="normal" style:font-style-complex="normal" style:font-weight-complex="normal"/>
    </style:style>
    <style:style style:name="P17" style:family="paragraph" style:parent-style-name="Standard">
      <style:paragraph-properties fo:margin-left="0in" fo:margin-right="0in" fo:text-indent="0in" style:auto-text-indent="false"/>
      <style:text-properties fo:font-style="normal" fo:font-weight="normal" officeooo:rsid="00079592" officeooo:paragraph-rsid="000293d0" style:font-style-asian="normal" style:font-weight-asian="normal" style:font-style-complex="normal" style:font-weight-complex="normal"/>
    </style:style>
    <style:style style:name="P18" style:family="paragraph" style:parent-style-name="Standard">
      <style:text-properties fo:font-style="normal" fo:font-weight="normal" officeooo:rsid="0005e6d8" officeooo:paragraph-rsid="0005e6d8" style:font-style-asian="normal" style:font-weight-asian="normal" style:font-style-complex="normal" style:font-weight-complex="normal"/>
    </style:style>
    <style:style style:name="P19" style:family="paragraph" style:parent-style-name="Standard">
      <style:text-properties fo:font-style="normal" officeooo:rsid="000293d0" officeooo:paragraph-rsid="000293d0" style:font-style-asian="normal" style:font-style-complex="normal"/>
    </style:style>
    <style:style style:name="P20" style:family="paragraph" style:parent-style-name="Table_20_Contents">
      <style:text-properties fo:font-style="normal" officeooo:rsid="000fc9a0" officeooo:paragraph-rsid="000fc9a0" style:font-style-asian="normal" style:font-style-complex="normal"/>
    </style:style>
    <style:style style:name="P21" style:family="paragraph" style:parent-style-name="Text_20_body">
      <style:text-properties officeooo:rsid="000f9781" officeooo:paragraph-rsid="000f9781"/>
    </style:style>
    <style:style style:name="P22" style:family="paragraph" style:parent-style-name="Table_20_Contents">
      <style:text-properties officeooo:rsid="000fc9a0" officeooo:paragraph-rsid="000fc9a0"/>
    </style:style>
    <style:style style:name="P23" style:family="paragraph" style:parent-style-name="Text_20_body">
      <style:text-properties officeooo:rsid="000fc9a0" officeooo:paragraph-rsid="000fc9a0"/>
    </style:style>
    <style:style style:name="P24" style:family="paragraph" style:parent-style-name="Table_20_Contents">
      <style:text-properties fo:font-weight="bold" officeooo:rsid="000a08fd" officeooo:paragraph-rsid="000a08fd" style:font-weight-asian="bold" style:font-weight-complex="bold"/>
    </style:style>
    <style:style style:name="P25" style:family="paragraph" style:parent-style-name="Table_20_Contents">
      <style:text-properties fo:font-weight="bold" officeooo:rsid="000fc9a0" officeooo:paragraph-rsid="000fc9a0" style:font-weight-asian="bold" style:font-weight-complex="bold"/>
    </style:style>
    <style:style style:name="P26" style:family="paragraph" style:parent-style-name="Text_20_body">
      <style:text-properties fo:font-weight="normal" officeooo:rsid="000a08fd" officeooo:paragraph-rsid="000a08fd" style:font-weight-asian="normal" style:font-weight-complex="normal"/>
    </style:style>
    <style:style style:name="P27" style:family="paragraph" style:parent-style-name="Text_20_body">
      <style:text-properties fo:font-weight="normal" officeooo:rsid="000ecf15" officeooo:paragraph-rsid="000ecf15" style:font-weight-asian="normal" style:font-weight-complex="normal"/>
    </style:style>
    <style:style style:name="P28" style:family="paragraph" style:parent-style-name="Text_20_body">
      <style:text-properties officeooo:rsid="000ecf15" officeooo:paragraph-rsid="000a08fd"/>
    </style:style>
    <style:style style:name="P29" style:family="paragraph" style:parent-style-name="Text_20_body">
      <style:text-properties style:text-line-through-style="solid" style:text-line-through-type="single" officeooo:rsid="000ab43e" officeooo:paragraph-rsid="000ab43e"/>
    </style:style>
    <style:style style:name="P30" style:family="paragraph" style:parent-style-name="Heading_20_2">
      <style:text-properties officeooo:rsid="0008afae" officeooo:paragraph-rsid="0008afae"/>
    </style:style>
    <style:style style:name="P31" style:family="paragraph" style:parent-style-name="Heading_20_2" style:list-style-name=""/>
    <style:style style:name="P32" style:family="paragraph" style:parent-style-name="Heading_20_2">
      <style:paragraph-properties fo:break-before="page"/>
    </style:style>
    <style:style style:name="P33" style:family="paragraph" style:parent-style-name="Heading_20_2">
      <style:paragraph-properties fo:break-before="page"/>
      <style:text-properties officeooo:rsid="000ecf15" officeooo:paragraph-rsid="000ecf15"/>
    </style:style>
    <style:style style:name="P34" style:family="paragraph" style:parent-style-name="Heading_20_3">
      <style:text-properties officeooo:rsid="000a08fd" officeooo:paragraph-rsid="000a08fd"/>
    </style:style>
    <style:style style:name="P35" style:family="paragraph" style:parent-style-name="Heading_20_3">
      <style:text-properties officeooo:rsid="000d3d21" officeooo:paragraph-rsid="000d3d21"/>
    </style:style>
    <style:style style:name="P36" style:family="paragraph" style:parent-style-name="Heading_20_3">
      <style:text-properties officeooo:rsid="000ecf15" officeooo:paragraph-rsid="000ecf15"/>
    </style:style>
    <style:style style:name="P37" style:family="paragraph" style:parent-style-name="Heading_20_4">
      <style:text-properties officeooo:rsid="000fc9a0" officeooo:paragraph-rsid="000fc9a0"/>
    </style:style>
    <style:style style:name="P38" style:family="paragraph" style:parent-style-name="Heading_20_4">
      <style:text-properties officeooo:rsid="000d3d21" officeooo:paragraph-rsid="000d3d21"/>
    </style:style>
    <style:style style:name="P39" style:family="paragraph" style:parent-style-name="Heading_20_4">
      <style:text-properties style:font-name="Liberation Sans" fo:font-size="13.3000001907349pt" fo:font-style="italic" fo:font-weight="bold" officeooo:rsid="000ecf15" officeooo:paragraph-rsid="000ecf15" style:font-name-asian="Microsoft YaHei" style:font-size-asian="13.3000001907349pt" style:font-style-asian="italic" style:font-weight-asian="bold" style:font-name-complex="Arial" style:font-size-complex="13.3000001907349pt" style:font-style-complex="italic" style:font-weight-complex="bold"/>
    </style:style>
    <style:style style:name="P40" style:family="paragraph" style:parent-style-name="Heading_20_4">
      <style:text-properties style:font-name="Liberation Sans" fo:font-size="13.3000001907349pt" fo:font-style="italic" fo:font-weight="bold" officeooo:rsid="000ab43e" officeooo:paragraph-rsid="000ab43e" style:font-name-asian="Microsoft YaHei" style:font-size-asian="13.3000001907349pt" style:font-style-asian="italic" style:font-weight-asian="bold" style:font-name-complex="Arial" style:font-size-complex="13.3000001907349pt" style:font-style-complex="italic" style:font-weight-complex="bold"/>
    </style:style>
    <style:style style:name="P41" style:family="paragraph" style:parent-style-name="Heading_20_4">
      <style:text-properties officeooo:rsid="000ab43e" officeooo:paragraph-rsid="000ab43e"/>
    </style:style>
    <style:style style:name="P42" style:family="paragraph" style:parent-style-name="Heading_20_4">
      <style:text-properties officeooo:rsid="000f9781" officeooo:paragraph-rsid="000f9781"/>
    </style:style>
    <style:style style:name="T1" style:family="text">
      <style:text-properties fo:font-style="normal" style:font-style-asian="normal" style:font-style-complex="normal"/>
    </style:style>
    <style:style style:name="T2" style:family="text">
      <style:text-properties fo:font-style="normal" officeooo:rsid="0005e6d8"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officeooo:rsid="00047ba6"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047ba6" style:font-style-asian="normal" style:font-weight-asian="normal" style:font-style-complex="normal" style:font-weight-complex="normal"/>
    </style:style>
    <style:style style:name="T7" style:family="text">
      <style:text-properties fo:font-style="normal" fo:font-weight="normal" officeooo:rsid="0005e6d8" style:font-style-asian="normal" style:font-weight-asian="normal" style:font-style-complex="normal" style:font-weight-complex="normal"/>
    </style:style>
    <style:style style:name="T8" style:family="text">
      <style:text-properties fo:font-style="normal" fo:font-weight="normal" officeooo:rsid="00079592" style:font-style-asian="normal" style:font-weight-asian="normal" style:font-style-complex="normal" style:font-weight-complex="normal"/>
    </style:style>
    <style:style style:name="T9" style:family="text">
      <style:text-properties fo:font-style="normal" fo:font-weight="normal" officeooo:rsid="0008334f" style:font-style-asian="normal" style:font-weight-asian="normal" style:font-style-complex="normal" style:font-weight-complex="normal"/>
    </style:style>
    <style:style style:name="T10" style:family="text">
      <style:text-properties fo:font-style="normal" fo:font-weight="normal" officeooo:rsid="0008afae" style:font-style-asian="normal" style:font-weight-asian="normal" style:font-style-complex="normal" style:font-weight-complex="normal"/>
    </style:style>
    <style:style style:name="T11" style:family="text">
      <style:text-properties fo:font-weight="normal" officeooo:rsid="0005e6d8" style:font-weight-asian="normal" style:font-weight-complex="normal"/>
    </style:style>
    <style:style style:name="T12" style:family="text">
      <style:text-properties officeooo:rsid="000a08fd"/>
    </style:style>
    <style:style style:name="T13" style:family="text">
      <style:text-properties officeooo:rsid="000ab43e"/>
    </style:style>
    <style:style style:name="T14" style:family="text">
      <style:text-properties officeooo:rsid="000d3d21"/>
    </style:style>
    <style:style style:name="T15" style:family="text">
      <style:text-properties officeooo:rsid="000ecf15"/>
    </style:style>
    <style:style style:name="T16" style:family="text">
      <style:text-properties fo:color="#c9211e" loext:opacity="100%"/>
    </style:style>
    <style:style style:name="T17" style:family="text">
      <style:text-properties fo:color="#c9211e" loext:opacity="100%" officeooo:rsid="000ab43e"/>
    </style:style>
    <style:style style:name="T18" style:family="text">
      <style:text-properties officeooo:rsid="000fc9a0"/>
    </style:style>
    <style:style style:name="T19" style:family="text">
      <style:text-properties officeooo:rsid="0010cfdf"/>
    </style:style>
    <style:style style:name="T20" style:family="text">
      <style:text-properties style:font-name="Liberation Sans" fo:font-size="18.2000007629395pt" fo:font-weight="bold" officeooo:rsid="00140057" style:font-name-asian="Microsoft YaHei" style:font-size-asian="18.2000007629395pt" style:font-weight-asian="bold" style:font-name-complex="Arial" style:font-size-complex="18.2000007629395pt" style:font-weight-complex="bold"/>
    </style:style>
    <style:style style:name="T21" style:family="text">
      <style:text-properties style:text-line-through-style="solid" style:text-line-through-type="single"/>
    </style:style>
    <style:style style:name="T22" style:family="text">
      <style:text-properties style:text-line-through-style="solid" style:text-line-through-type="single" officeooo:rsid="000a08fd"/>
    </style:style>
    <style:style style:name="T23" style:family="text">
      <style:text-properties style:text-line-through-style="solid" style:text-line-through-type="single" officeooo:rsid="00173857"/>
    </style:style>
    <style:style style:name="T24" style:family="text">
      <style:text-properties style:text-line-through-style="solid" style:text-line-through-type="single" fo:font-style="normal" fo:font-weight="normal" style:font-style-asian="normal" style:font-weight-asian="normal" style:font-style-complex="normal" style:font-weight-complex="normal"/>
    </style:style>
    <style:style style:name="T25" style:family="text">
      <style:text-properties officeooo:rsid="00173857"/>
    </style:style>
    <style:style style:name="T26" style:family="text">
      <style:text-properties style:text-line-through-style="none" style:text-line-through-type="none" officeooo:rsid="000a08fd"/>
    </style:style>
    <style:style style:name="T27" style:family="text">
      <style:text-properties style:text-line-through-style="none" style:text-line-through-type="none" officeooo:rsid="001738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20">Scriptor Magicae</text:span> </text:h>
      <text:p text:style-name="P9">The More You Know</text:p>
      <text:p text:style-name="P19"/>
      <text:h text:style-name="P30" text:outline-level="2">Spells</text:h>
      <text:p text:style-name="P19">A spell is analogous to a sentence, but is NOT fully similar to actual language. You could not speak spells.</text:p>
      <text:p text:style-name="P19"/>
      <text:p text:style-name="P9"><text:span text:style-name="T1">A spell is composed of a few types of atoms, called </text:span><text:span text:style-name="T3">words</text:span><text:span text:style-name="T1">, which must be valid together and placed in the correct order to function as expected. The text associated with each word and the way which these words must be ordered to compose a proper spell is randomized per world.</text:span></text:p>
      <text:p text:style-name="P19"/>
      <text:p text:style-name="P19">Multiple spells may not be contained within the same book <text:span text:style-name="T25">or said at the same time.</text:span></text:p>
      <text:p text:style-name="P19"/>
      <text:h text:style-name="P30" text:outline-level="2">Words</text:h>
      <text:p text:style-name="P9"><text:span text:style-name="T1">There are a few basic types of words. </text:span><text:span text:style-name="T2">Each type of word may be </text:span><text:span text:style-name="T11">gendered</text:span><text:span text:style-name="T7">, and there may be 1-4 genders per world. If a type of word is gendered, each word within that type will be randomly assigned a gender. Gender refer to a category words are contained in, and are not related to human gender.</text:span></text:p>
      <text:p text:style-name="P18">Below are the current types of words.</text:p>
      <text:p text:style-name="P18"/>
      <text:p text:style-name="P9"><text:span text:style-name="T1">An </text:span><text:span text:style-name="T3">action</text:span><text:span text:style-name="T5"> is the principal function of a spell, and is analogous to a verb. This describes what the spell will do on a basic level.</text:span></text:p>
      <text:p text:style-name="P10"><text:span text:style-name="T5">For example, an action might indicate that the encompassing spell will enchant </text:span><text:span text:style-name="T8">something</text:span><text:span text:style-name="T5">, or </text:span><text:span text:style-name="T8">damage something</text:span><text:span text:style-name="T5">.</text:span></text:p>
      <text:p text:style-name="P11"><text:span text:style-name="T5">A </text:span><text:span text:style-name="T3">descriptor</text:span><text:span text:style-name="T5"> is a modifier which affects the action in some way, </text:span><text:span text:style-name="T7">and is comparable to an adverb.</text:span><text:span text:style-name="T5"> Not all are sensible for all actions or with all other descriptors, </text:span><text:span text:style-name="T24">and some may additionally affect descriptors</text:span><text:span text:style-name="T5">. </text:span><text:span text:style-name="T8">These are not required for any spell.</text:span></text:p>
      <text:p text:style-name="P10"><text:span text:style-name="T5">For example, a descriptor may indicate that the enchantment action on this spell should add Protection, or that the </text:span><text:span text:style-name="T8">damage inflicted should be poisonous</text:span><text:span text:style-name="T5">. </text:span><text:span text:style-name="T6">A descriptor may also indicate that a poisonous </text:span><text:span text:style-name="T8">attack</text:span><text:span text:style-name="T6"> should inflict Poison II, or that a protection enchantment should enchant with projectile protection.</text:span></text:p>
      <text:p text:style-name="P13"><text:span text:style-name="T6">A </text:span><text:span text:style-name="T4">subject</text:span><text:span text:style-name="T6"> is a modifier which may affect targeting for actions, </text:span><text:span text:style-name="T5">and is comparable to a noun or pronoun (though may act as an object)</text:span><text:span text:style-name="T6">. Not all are sensible for all actions, </text:span><text:span text:style-name="T5">and these may or may not be required for any spell, depending on the world.</text:span></text:p>
      <text:p text:style-name="P16">For example, a subject may be the player casting the spell, in which case they could enchant themselves or damage themselves. A subject may also be a projectile, a nearby mob, the world, an item within view, or anything else. </text:p>
      <text:p text:style-name="P16">Additionally, subjects may be implicit in some worlds, for instance, spells in a world may assume you are targeting yourself or the world if no subject is specified.</text:p>
      <text:p text:style-name="P12"><text:span text:style-name="T5">An </text:span><text:span text:style-name="T3">article</text:span><text:span text:style-name="T5"> may be required by spell structures in certain worlds, but do not directly affect the spells in any way. Not all worlds require articles in spells. These may be analogous to articles and prepositions, and are generally shorter terms </text:span><text:span text:style-name="T7">(&lt;4 characters)</text:span><text:span text:style-name="T5">. </text:span><text:span text:style-name="T7">While these may be analogous to articles and prepositions, they may not be, and are simply additional terms that are mandatory prefixes or suffixes to specific words. If the component is gendered, the gender must match the gender of the word it pre- or proceeds. There is one article per gender for each slot which requires an article in a given world.</text:span></text:p>
      <text:p text:style-name="P10"><text:soft-page-break/><text:span text:style-name="T5">For example, if “of” was a prepositional article, a spell may need to be written as “enchantment of protection” (with equivalent in-world terms) in order to function. If “the” were an article article, a similar spell may need to be written as “the protection enchantment” (again with in-world terms) in order to work. </text:span><text:span text:style-name="T8">(These are not tied to English or any other real language, so some worlds may be structured like “protection the enchantment” or “enchantment protection the.” </text:span><text:span text:style-name="T9">In addition, there can be multiple, and they can target any word type, so “enchantment of protection for me” and “the bolt of enchantment of protection” </text:span><text:span text:style-name="T10">may</text:span><text:span text:style-name="T9"> also </text:span><text:span text:style-name="T10">be </text:span><text:span text:style-name="T9">valid, </text:span><text:span text:style-name="T10">depending on the world</text:span><text:span text:style-name="T8">)</text:span></text:p>
      <text:p text:style-name="P17"/>
      <text:h text:style-name="P30" text:outline-level="2">Generation</text:h>
      <text:p text:style-name="P1">When a world is generated, word type order (for actions, descriptors, and subjects) will be randomized. </text:p>
      <text:p text:style-name="P1">After order, article placement is randomized. <text:span text:style-name="T21">Adjacent word types may not have adjacent articles (e.g. [action article article subject descriptor]) is invalid.</text:span> Each word type may only have up to one article.</text:p>
      <text:p text:style-name="P1">After article placement, <text:span text:style-name="T12">a number of genders between one and </text:span><text:span text:style-name="T22">four</text:span><text:span text:style-name="T26"> </text:span><text:span text:style-name="T27">three</text:span><text:span text:style-name="T12"> is</text:span> generated for the world.</text:p>
      <text:p text:style-name="P29">After gender numbers, it is determined whether descriptors which apply to other descriptors should be placed before or after the descriptors they describe.</text:p>
      <text:p text:style-name="P1">There is a preexisting list of tokens which can be associated with words at world generation. Each word has a length which they will tend towards, favoring tokens closer in length to this length during generation. </text:p>
      <text:p text:style-name="P1">Words within a type may not share the same tokens, but two words from different types may share the same token.</text:p>
      <text:p text:style-name="P1">Article tokens may not be longer than 4 characters.</text:p>
      <text:p text:style-name="P3">Each action, descriptor, and subject is assigned a random gender, between one and the number of genders present in a world.</text:p>
      <text:p text:style-name="P2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22T01:59:33.036000000</meta:creation-date>
    <dc:date>2023-01-20T20:07:56.823000000</dc:date>
    <meta:editing-duration>PT25M50S</meta:editing-duration>
    <meta:editing-cycles>9</meta:editing-cycles>
    <meta:generator>LibreOffice/7.2.1.2$Windows_X86_64 LibreOffice_project/87b77fad49947c1441b67c559c339af8f3517e22</meta:generator>
    <meta:document-statistic meta:table-count="0" meta:image-count="0" meta:object-count="0" meta:page-count="2" meta:paragraph-count="27" meta:word-count="799" meta:character-count="4639" meta:non-whitespace-character-count="3863"/>
  </office:meta>
</office:document-meta>
</file>